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990000003908624651F715940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e47a" officeooo:paragraph-rsid="00039f41"/>
    </style:style>
    <style:style style:name="P2" style:family="paragraph" style:parent-style-name="Standard">
      <style:text-properties officeooo:rsid="0002e47a" officeooo:paragraph-rsid="0006724b"/>
    </style:style>
    <style:style style:name="P3" style:family="paragraph" style:parent-style-name="Standard">
      <style:text-properties officeooo:rsid="0002e47a" officeooo:paragraph-rsid="00040433"/>
    </style:style>
    <style:style style:name="P4" style:family="paragraph" style:parent-style-name="Standard">
      <style:text-properties officeooo:paragraph-rsid="0002e47a"/>
    </style:style>
    <style:style style:name="P5" style:family="paragraph" style:parent-style-name="Standard">
      <style:text-properties officeooo:rsid="00039f41" officeooo:paragraph-rsid="00039f41"/>
    </style:style>
    <style:style style:name="P6" style:family="paragraph" style:parent-style-name="Standard">
      <style:text-properties officeooo:paragraph-rsid="00039f41"/>
    </style:style>
    <style:style style:name="P7" style:family="paragraph" style:parent-style-name="Standard">
      <style:text-properties officeooo:rsid="00040433" officeooo:paragraph-rsid="00040433"/>
    </style:style>
    <style:style style:name="P8" style:family="paragraph" style:parent-style-name="Standard">
      <style:text-properties officeooo:rsid="00040433" officeooo:paragraph-rsid="000d68f9"/>
    </style:style>
    <style:style style:name="P9" style:family="paragraph" style:parent-style-name="Standard">
      <style:text-properties fo:language="en" fo:country="US" officeooo:rsid="0002e47a" officeooo:paragraph-rsid="0002e47a"/>
    </style:style>
    <style:style style:name="P10" style:family="paragraph" style:parent-style-name="Standard">
      <style:text-properties fo:language="en" fo:country="US" officeooo:rsid="00040433" officeooo:paragraph-rsid="00040433"/>
    </style:style>
    <style:style style:name="P11" style:family="paragraph" style:parent-style-name="Standard">
      <style:text-properties fo:language="en" fo:country="US" officeooo:rsid="00040433" officeooo:paragraph-rsid="0006724b"/>
    </style:style>
    <style:style style:name="P12" style:family="paragraph" style:parent-style-name="Standard">
      <style:text-properties officeooo:rsid="000d68f9" officeooo:paragraph-rsid="000d68f9"/>
    </style:style>
    <style:style style:name="P13" style:family="paragraph" style:parent-style-name="Standard">
      <style:text-properties fo:language="en" fo:country="US" officeooo:rsid="000a7d1e" officeooo:paragraph-rsid="000d68f9"/>
    </style:style>
    <style:style style:name="P14" style:family="paragraph" style:parent-style-name="Standard">
      <style:text-properties fo:language="en" fo:country="US" officeooo:rsid="000d68f9" officeooo:paragraph-rsid="000d68f9"/>
    </style:style>
    <style:style style:name="P15" style:family="paragraph" style:parent-style-name="Standard">
      <style:text-properties fo:language="en" fo:country="US" officeooo:rsid="00040433" officeooo:paragraph-rsid="0006724b"/>
    </style:style>
    <style:style style:name="T1" style:family="text">
      <style:text-properties officeooo:rsid="0002e47a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2e47a"/>
    </style:style>
    <style:style style:name="T4" style:family="text">
      <style:text-properties fo:language="en" fo:country="US" officeooo:rsid="00039f41"/>
    </style:style>
    <style:style style:name="T5" style:family="text">
      <style:text-properties fo:language="en" fo:country="US" officeooo:rsid="0004ff82"/>
    </style:style>
    <style:style style:name="T6" style:family="text">
      <style:text-properties fo:language="en" fo:country="US" officeooo:rsid="0006724b"/>
    </style:style>
    <style:style style:name="T7" style:family="text">
      <style:text-properties fo:language="en" fo:country="US" fo:font-weight="bold" officeooo:rsid="0006724b" style:font-weight-asian="bold" style:font-weight-complex="bold"/>
    </style:style>
    <style:style style:name="T8" style:family="text">
      <style:text-properties fo:language="en" fo:country="US" officeooo:rsid="00040433"/>
    </style:style>
    <style:style style:name="T9" style:family="text">
      <style:text-properties fo:language="en" fo:country="US" officeooo:rsid="0006bb9f"/>
    </style:style>
    <style:style style:name="T10" style:family="text">
      <style:text-properties fo:language="en" fo:country="US" officeooo:rsid="000a7d1e"/>
    </style:style>
    <style:style style:name="T11" style:family="text">
      <style:text-properties fo:language="en" fo:country="US" officeooo:rsid="000d68f9"/>
    </style:style>
    <style:style style:name="T12" style:family="text">
      <style:text-properties officeooo:rsid="00039f41"/>
    </style:style>
    <style:style style:name="T13" style:family="text">
      <style:text-properties officeooo:rsid="00040433"/>
    </style:style>
    <style:style style:name="T14" style:family="text">
      <style:text-properties fo:font-weight="bold" officeooo:rsid="00039f41" style:font-weight-asian="bold" style:font-weight-complex="bold"/>
    </style:style>
    <style:style style:name="T15" style:family="text">
      <style:text-properties fo:font-weight="bold" officeooo:rsid="0006724b" style:font-weight-asian="bold" style:font-weight-complex="bold"/>
    </style:style>
    <style:style style:name="T16" style:family="text">
      <style:text-properties officeooo:rsid="000a7d1e"/>
    </style:style>
    <style:style style:name="T17" style:family="text">
      <style:text-properties officeooo:rsid="00121fc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6"><text:span text:style-name="T14">Requirements</text:span><text:span text:style-name="T12">:</text:span></text:p>
      <text:p text:style-name="P5"/>
      <text:p text:style-name="P4"><text:span text:style-name="T1">We want to manage a world soccer league. For this, we need a software to manage these teams, so we can add and delete them. We don‘t need an edit function. But a list function, so we can have a look which teams are already registered.<text:line-break/><text:line-break/>The Software should be able to create a match plan</text:span><text:span text:style-name="T2">, </text:span><text:span text:style-name="T3">so we see which team is playing against which team. We just need one round.</text:span></text:p>
      <text:p text:style-name="P9"/>
      <text:p text:style-name="P7"><text:span text:style-name="T3">T</text:span><text:span text:style-name="T2">o make it easier, we </text:span><text:span text:style-name="T5">imagine</text:span><text:span text:style-name="T2">, that we have </text:span><text:span text:style-name="T5">only </text:span><text:span text:style-name="T2">four teams. So for the </text:span><text:span text:style-name="T9">match plan</text:span><text:span text:style-name="T2"> we need two games with two teams each.</text:span></text:p>
      <text:p text:style-name="P10"/>
      <text:p text:style-name="P10">Optional: for the two games, it should be possible to add some results.</text:p>
      <text:p text:style-name="P10"/>
      <text:p text:style-name="P7"><text:span text:style-name="T7">Tasks</text:span><text:span text:style-name="T2">: </text:span></text:p>
      <text:p text:style-name="P10"/>
      <text:p text:style-name="P7"><text:span text:style-name="T2">- </text:span><text:span text:style-name="T4">Use Java, Spring and Hibernate to create Rest-</text:span><text:span text:style-name="T6">S</text:span><text:span text:style-name="T4">ervices for above requirements.<text:line-break/>- </text:span><text:span text:style-name="T10">User MySql for saving information</text:span></text:p>
      <text:p text:style-name="P10"/>
      <text:p text:style-name="P10">- Create a classdiagramm</text:p>
      <text:p text:style-name="P10">- Create a sequenzdiagram, for workflow of setting up the league</text:p>
      <text:p text:style-name="P10">- Create an database ER model</text:p>
      <text:p text:style-name="P10"/>
      <text:p text:style-name="P8"><text:span text:style-name="T2">- </text:span><text:span text:style-name="T10">You can do everything on our remote computer – using Teamviewer.</text:span></text:p>
      <text:p text:style-name="P13"/>
      <text:p text:style-name="P8"><text:span text:style-name="T10">TeamviewerID: <text:tab/></text:span><text:span text:style-name="T11">804684773</text:span><text:span text:style-name="T10"><text:line-break/>PW:<text:tab/><text:tab/><text:tab/>human002017</text:span></text:p>
      <text:p text:style-name="P13"/>
      <text:p text:style-name="P12"><text:span text:style-name="T10">U</text:span><text:span text:style-name="T2">buntu User:<text:tab/><text:tab/>Applicant</text:span></text:p>
      <text:p text:style-name="P14">PW:<text:tab/><text:tab/><text:tab/>human002017</text:p>
      <text:p text:style-name="P13"/>
      <text:p text:style-name="P3"/>
      <text:p text:style-name="P1"><text:span text:style-name="T15">Tipps</text:span>:</text:p>
      <text:p text:style-name="P1"/>
      <text:p text:style-name="P1">- <text:span text:style-name="T13">you can use our template – it‘s an emtpy Maven project, already configured to use Spring and Hibernate.</text:span></text:p>
      <text:p text:style-name="P2">- <text:span text:style-name="T8">Don’t code a frontend – every output can be made by a restservice (e.g. with json, xml, plaintext..) </text:span><text:span text:style-name="T6">as well as every input.</text:span></text:p>
      <text:p text:style-name="P11">- <text:span text:style-name="T16">read the file Read.Me file on the remote computer</text:span></text:p>
      <text:p text:style-name="P11">- <text:span text:style-name="T17">It is not necessary that the code is working perfect. We want to see how you are working and the code structure is made. If there a bugs, don’t care about it. 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width="9.581cm" svg:height="1.33cm" draw:z-index="0"><draw:image xlink:href="Pictures/10000201000001990000003908624651F7159403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6:47:44.915858376</meta:creation-date>
    <dc:date>2017-04-05T15:36:48.604504632</dc:date>
    <meta:editing-duration>PT5H4M9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1" meta:paragraph-count="18" meta:word-count="255" meta:character-count="1405" meta:non-whitespace-character-count="1156"/>
  </office:meta>
</office:document-meta>
</file>